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b94c2" officeooo:paragraph-rsid="001b94c2"/>
    </style:style>
    <style:style style:name="P2" style:family="paragraph" style:parent-style-name="Standard">
      <style:text-properties officeooo:paragraph-rsid="001b94c2"/>
    </style:style>
    <style:style style:name="T1" style:family="text">
      <style:text-properties officeooo:rsid="001b94c2"/>
    </style:style>
    <style:style style:name="T2" style:family="text">
      <style:text-properties fo:font-variant="normal" fo:text-transform="none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: germanjam</text:p>
      <text:p text:style-name="P1">Pawword: Parienta_XX</text:p>
      <text:p text:style-name="P2"><text:span text:style-name="T1">api key: </text:span><text:span text:style-name="T2">yYNMnPoLcPZfCDpGLtI8v92QJqDC2j4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9T17:09:47.037167529</meta:creation-date>
    <dc:date>2025-10-19T17:14:31.921602526</dc:date>
    <meta:editing-duration>PT4M48S</meta:editing-duration>
    <meta:editing-cycles>1</meta:editing-cycles>
    <meta:document-statistic meta:table-count="0" meta:image-count="0" meta:object-count="0" meta:page-count="1" meta:paragraph-count="3" meta:word-count="7" meta:character-count="76" meta:non-whitespace-character-count="72"/>
    <meta:generator>LibreOffice/24.2.7.2$Linux_X86_64 LibreOffice_project/420$Build-2</meta:generator>
  </office:meta>
</office:document-meta>
</file>